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89.66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55pt"/>
    </style:style>
    <style:style style:name="ro4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46.49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57.74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0"/>
    <style:style style:name="ce13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ce11"/>
        <table:table-column table:style-name="co2" table:number-columns-repeated="5" table:default-cell-style-name="Default"/>
        <table:table-row table:style-name="ro5">
          <table:table-cell/>
          <table:table-cell table:style-name="ce5" office:value-type="string" calcext:value-type="string">
            <text:p>Pass/Fail</text:p>
          </table:table-cell>
          <table:table-cell table:style-name="ce4" office:value-type="string" calcext:value-type="string">
            <text:p>Expected Results</text:p>
          </table:table-cell>
          <table:table-cell table:style-name="ce4" office:value-type="string" calcext:value-type="string">
            <text:p>Actual Results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Offset function using named range and column function</text:p>
          </table:table-cell>
          <table:table-cell table:formula="of:=IFERROR(IF([.C2]=[.D2]; &quot;PASS&quot;; &quot;FAIL&quot;); &quot;FAIL&quot;)" office:value-type="string" office:string-value="PASS" calcext:value-type="string">
            <text:p>PASS</text:p>
          </table:table-cell>
          <table:table-cell office:value-type="string" calcext:value-type="string">
            <text:p>4/1</text:p>
            <text:p>$57.37</text:p>
            <text:p>PAID</text:p>
          </table:table-cell>
          <table:table-cell table:style-name="ce12" table:number-matrix-columns-spanned="1" table:number-matrix-rows-spanned="3" table:formula="of:=OFFSET(CC;0;COLUMN()-3)" office:value-type="string" office:string-value="4/1&#10;$57.37&#10;PAID" calcext:value-type="string">
            <text:p>4/1</text:p>
            <text:p>$57.37</text:p>
            <text:p>PAID</text:p>
          </table:table-cell>
          <table:table-cell table:number-columns-repeated="3"/>
        </table:table-row>
        <table:table-row table:style-name="ro3">
          <table:table-cell/>
          <table:table-cell table:formula="of:=IFERROR(IF([.C3]=[.D3]; &quot;PASS&quot;; &quot;FAIL&quot;); &quot;FAIL&quot;)" office:value-type="string" office:string-value="PASS" calcext:value-type="string">
            <text:p>PASS</text:p>
          </table:table-cell>
          <table:table-cell office:value-type="string" calcext:value-type="string">
            <text:p>4/2</text:p>
            <text:p>$100.56</text:p>
            <text:p>PAST DUE</text:p>
          </table:table-cell>
          <table:table-cell table:style-name="ce12" office:value-type="string" office:string-value="4/2&#10;$100.56&#10;PAST DUE" calcext:value-type="string">
            <text:p>4/2</text:p>
            <text:p>$100.56</text:p>
            <text:p>PAST DUE</text:p>
          </table:table-cell>
          <table:table-cell table:number-columns-repeated="3"/>
        </table:table-row>
        <table:table-row table:style-name="ro3">
          <table:table-cell/>
          <table:table-cell table:formula="of:=IFERROR(IF([.C4]=[.D4]; &quot;PASS&quot;; &quot;FAIL&quot;); &quot;FAIL&quot;)" office:value-type="string" office:string-value="PASS" calcext:value-type="string">
            <text:p>PASS</text:p>
          </table:table-cell>
          <table:table-cell office:value-type="string" calcext:value-type="string">
            <text:p>4/7</text:p>
            <text:p>$25.67</text:p>
            <text:p>UNPAID</text:p>
          </table:table-cell>
          <table:table-cell table:style-name="ce12" office:value-type="string" office:string-value="4/7&#10;$25.67&#10;UNPAID" calcext:value-type="string">
            <text:p>4/7</text:p>
            <text:p>$25.67</text:p>
            <text:p>UNPAID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5"/>
        </table:table-row>
        <table:table-row table:style-name="ro3">
          <table:table-cell table:style-name="ce4" office:value-type="string" calcext:value-type="string">
            <text:p>Literal reference with literal column number</text:p>
          </table:table-cell>
          <table:table-cell table:formula="of:=IFERROR(IF([.C6]=[.D6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table:number-matrix-columns-spanned="1" table:number-matrix-rows-spanned="3" table:formula="of:=FIND(CHAR(10);OFFSET([$Data.$A$2:$Data.$A$4];0;1))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table:formula="of:=IFERROR(IF([.C7]=[.D7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table:formula="of:=IFERROR(IF([.C8]=[.D8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12"/>
          <table:table-cell table:number-columns-repeated="3"/>
        </table:table-row>
        <table:table-row table:style-name="ro3">
          <table:table-cell table:style-name="ce4" office:value-type="string" calcext:value-type="string">
            <text:p>Named range with literal column number</text:p>
          </table:table-cell>
          <table:table-cell table:formula="of:=IFERROR(IF([.C10]=[.D10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table:style-name="ce12" table:number-matrix-columns-spanned="1" table:number-matrix-rows-spanned="3" table:formula="of:=FIND(CHAR(10);OFFSET(CC;0;1))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table:formula="of:=IFERROR(IF([.C11]=[.D11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table:formula="of:=IFERROR(IF([.C12]=[.D12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5"/>
        </table:table-row>
        <table:table-row table:style-name="ro7">
          <table:table-cell table:style-name="ce4" office:value-type="string" calcext:value-type="string">
            <text:p>Literal reference with COLUMN() function</text:p>
          </table:table-cell>
          <table:table-cell table:formula="of:=IFERROR(IF([.C14]=[.D14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table:number-matrix-columns-spanned="1" table:number-matrix-rows-spanned="3" table:formula="of:=FIND(CHAR(10);OFFSET([$Data.$A$2:$Data.$A$4];0;COLUMN()-3))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table:formula="of:=IFERROR(IF([.C15]=[.D15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table:formula="of:=IFERROR(IF([.C16]=[.D16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5"/>
        </table:table-row>
        <table:table-row table:style-name="ro3">
          <table:table-cell table:style-name="ce4" office:value-type="string" calcext:value-type="string">
            <text:p>Named range with COLUMN() function</text:p>
          </table:table-cell>
          <table:table-cell table:formula="of:=IFERROR(IF([.C18]=[.D18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table:number-matrix-columns-spanned="1" table:number-matrix-rows-spanned="3" table:formula="of:=FIND(CHAR(10);OFFSET(CC;0;COLUMN()-3))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table:formula="of:=IFERROR(IF([.C19]=[.D19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table:formula="of:=IFERROR(IF([.C20]=[.D20]; &quot;PASS&quot;; &quot;FAIL&quot;); &quot;FAIL&quot;)" office:value-type="string" office:string-value="PASS" calcext:value-type="string">
            <text:p>PASS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 table:number-rows-repeated="3">
          <table:table-cell/>
          <table:table-cell table:style-name="Default"/>
          <table:table-cell table:number-columns-repeated="5"/>
        </table:table-row>
        <table:table-row table:style-name="ro8">
          <table:table-cell/>
          <table:table-cell office:value-type="string" calcext:value-type="string" table:number-columns-spanned="6" table:number-rows-spanned="1">
            <text:p>The goal is to be able to use the COLUMN() function as an index into a range of columns on another sheet. The cells in the target columns contain semi-structured data that is picked apart using the string manipulation functions (FIND(), MID(), etc) so the formulas on this sheet will contain nested COLUMN() calls.</text:p>
          </table:table-cell>
          <table:covered-table-cell table:number-columns-repeated="5"/>
        </table:table-row>
        <table:table-row table:style-name="ro9">
          <table:table-cell/>
          <table:table-cell office:value-type="string" calcext:value-type="string" table:number-columns-spanned="6" table:number-rows-spanned="1">
            <text:p>The target columns are in a contiguous block and may be anywhere on another sheet. The left-most column in the block is always a set of labels and is associated with a named range. The named range is used as an anchor for the OFFSET() function.</text:p>
          </table:table-cell>
          <table:covered-table-cell table:number-columns-repeated="5"/>
        </table:table-row>
        <table:table-row table:style-name="ro9">
          <table:table-cell/>
          <table:table-cell office:value-type="string" calcext:value-type="string" table:number-columns-spanned="6" table:number-rows-spanned="1">
            <text:p>The tests above walk through several simplified scenarios to determine if it is the OFFSET() or COLUMN() function that returns #VALUE and under what conditions as well as checking to see if there’s a difference between using literal references versus a named range.</text:p>
          </table:table-cell>
          <table:covered-table-cell table:number-columns-repeated="5"/>
        </table:table-row>
      </table:table>
      <table:table table:name="Data" table:style-name="ta1">
        <table:table-column table:style-name="co3" table:default-cell-style-name="Default"/>
        <table:table-column table:style-name="co2" table:default-cell-style-name="Default"/>
        <table:table-row table:style-name="ro4">
          <table:table-cell table:number-columns-repeated="2"/>
        </table:table-row>
        <table:table-row table:style-name="ro3">
          <table:table-cell table:style-name="ce13" office:value-type="string" calcext:value-type="string">
            <text:p>Client A Invoice</text:p>
          </table:table-cell>
          <table:table-cell office:value-type="string" calcext:value-type="string">
            <text:p>4/1</text:p>
            <text:p>$57.37</text:p>
            <text:p>PAID</text:p>
          </table:table-cell>
        </table:table-row>
        <table:table-row table:style-name="ro3">
          <table:table-cell table:style-name="ce13" office:value-type="string" calcext:value-type="string">
            <text:p>Client B Invoice</text:p>
          </table:table-cell>
          <table:table-cell office:value-type="string" calcext:value-type="string">
            <text:p>4/2</text:p>
            <text:p>$100.56</text:p>
            <text:p>PAST DUE</text:p>
          </table:table-cell>
        </table:table-row>
        <table:table-row table:style-name="ro3">
          <table:table-cell table:style-name="ce13" office:value-type="string" calcext:value-type="string">
            <text:p>Client C Invoice</text:p>
          </table:table-cell>
          <table:table-cell office:value-type="string" calcext:value-type="string">
            <text:p>4/7</text:p>
            <text:p>$25.67</text:p>
            <text:p>UNPAID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table:style-name="ce11"/>
          <table:table-cell/>
        </table:table-row>
        <table:table-row table:style-name="ro4" table:number-rows-repeated="3">
          <table:table-cell table:number-columns-repeated="2"/>
        </table:table-row>
        <table:table-row table:style-name="ro4">
          <table:table-cell table:style-name="ce11"/>
          <table:table-cell/>
        </table:table-row>
        <table:table-row table:style-name="ro4" table:number-rows-repeated="2">
          <table:table-cell table:number-columns-repeated="2"/>
        </table:table-row>
        <table:table-row table:style-name="ro4">
          <table:table-cell/>
          <table:table-cell table:style-name="ce12"/>
        </table:table-row>
        <table:table-row table:style-name="ro4">
          <table:table-cell table:style-name="ce11"/>
          <table:table-cell table:style-name="ce12"/>
        </table:table-row>
        <table:table-row table:style-name="ro4" table:number-rows-repeated="3">
          <table:table-cell table:number-columns-repeated="2"/>
        </table:table-row>
        <table:table-row table:style-name="ro4">
          <table:table-cell table:style-name="ce11"/>
          <table:table-cell/>
        </table:table-row>
        <table:table-row table:style-name="ro4" table:number-rows-repeated="3">
          <table:table-cell table:number-columns-repeated="2"/>
        </table:table-row>
        <table:table-row table:style-name="ro4">
          <table:table-cell table:style-name="ce11"/>
          <table:table-cell/>
        </table:table-row>
      </table:table>
      <table:named-expressions>
        <table:named-range table:name="CC" table:base-cell-address="$Data.$B$5" table:cell-range-address="$Data.$A$2: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9:53:06.787957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1:53:48.839113312</meta:creation-date>
    <dc:date>2019-02-14T19:55:01.592490853</dc:date>
    <meta:editing-duration>PT37M51S</meta:editing-duration>
    <meta:editing-cycles>9</meta:editing-cycles>
    <meta:generator>LibreOffice/5.4.6.2$Linux_X86_64 LibreOffice_project/40m0$Build-2</meta:generator>
    <meta:document-statistic meta:table-count="2" meta:cell-count="62" meta:object-count="0"/>
  </office:meta>
</office:document-meta>
</file>